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8.002cm" table:align="margins" style:writing-mode="page"/>
    </style:style>
    <style:style style:name="Tabla1.A" style:family="table-column">
      <style:table-column-properties style:column-width="2.196cm" style:rel-column-width="7994*"/>
    </style:style>
    <style:style style:name="Tabla1.B" style:family="table-column">
      <style:table-column-properties style:column-width="2.011cm" style:rel-column-width="7320*"/>
    </style:style>
    <style:style style:name="Tabla1.C" style:family="table-column">
      <style:table-column-properties style:column-width="1.693cm" style:rel-column-width="6164*"/>
    </style:style>
    <style:style style:name="Tabla1.D" style:family="table-column">
      <style:table-column-properties style:column-width="2.17cm" style:rel-column-width="7898*"/>
    </style:style>
    <style:style style:name="Tabla1.E" style:family="table-column">
      <style:table-column-properties style:column-width="2.482cm" style:rel-column-width="9034*"/>
    </style:style>
    <style:style style:name="Tabla1.G" style:family="table-column">
      <style:table-column-properties style:column-width="2.484cm" style:rel-column-width="9041*"/>
    </style:style>
    <style:style style:name="Tabla1.H" style:family="table-column">
      <style:table-column-properties style:column-width="2.485cm" style:rel-column-width="9050*"/>
    </style:style>
    <style:style style:name="Tab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H1" style:family="table-cell">
      <style:table-cell-properties fo:background-color="#000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none" fo:border-top="none" fo:border-bottom="0.05pt solid #000000"/>
    </style:style>
    <style:style style:name="Tabla1.H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none" fo:border-top="none" fo:border-bottom="0.05pt solid #000000"/>
    </style:style>
    <style:style style:name="Tabla1.H4" style:family="table-cell">
      <style:table-cell-properties fo:padding="0.097cm" fo:border-left="0.05pt solid #000000" fo:border-right="0.05pt solid #000000" fo:border-top="none" fo:border-bottom="0.05pt solid #000000"/>
    </style:style>
    <style:style style:name="Tabla2" style:family="table">
      <style:table-properties style:width="18.002cm" table:align="margins" style:writing-mode="page"/>
    </style:style>
    <style:style style:name="Tabla2.A" style:family="table-column">
      <style:table-column-properties style:column-width="3cm" style:rel-column-width="10922*"/>
    </style:style>
    <style:style style:name="Tabla2.B" style:family="table-column">
      <style:table-column-properties style:column-width="3cm" style:rel-column-width="10923*"/>
    </style:style>
    <style:style style:name="Tabla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2.F1" style:family="table-cell">
      <style:table-cell-properties fo:background-color="#00008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71be6" officeooo:paragraph-rsid="00171be6"/>
    </style:style>
    <style:style style:name="P2" style:family="paragraph" style:parent-style-name="Standard">
      <style:text-properties style:font-name="FreeMono" fo:font-size="11pt" officeooo:rsid="001a5d34" officeooo:paragraph-rsid="001efce3" style:font-size-asian="11pt" style:font-size-complex="11pt"/>
    </style:style>
    <style:style style:name="P3" style:family="paragraph" style:parent-style-name="Standard">
      <style:text-properties style:font-name="FreeMono" fo:font-size="11pt" fo:font-style="normal" officeooo:rsid="0021091c" officeooo:paragraph-rsid="0021091c" style:font-size-asian="11pt" style:font-style-asian="normal" style:font-size-complex="11pt" style:font-style-complex="normal"/>
    </style:style>
    <style:style style:name="P4" style:family="paragraph" style:parent-style-name="Standard">
      <style:text-properties style:font-name="FreeMono" fo:font-size="11pt" fo:font-style="normal" officeooo:rsid="0021091c" officeooo:paragraph-rsid="00243342" style:font-size-asian="11pt" style:font-style-asian="normal" style:font-size-complex="11pt" style:font-style-complex="normal"/>
    </style:style>
    <style:style style:name="P5" style:family="paragraph" style:parent-style-name="Standard">
      <style:text-properties style:font-name="FreeMono" fo:font-size="11pt" fo:font-style="normal" officeooo:rsid="00243342" officeooo:paragraph-rsid="00243342" style:font-size-asian="11pt" style:font-style-asian="normal" style:font-size-complex="11pt" style:font-style-complex="normal"/>
    </style:style>
    <style:style style:name="P6" style:family="paragraph" style:parent-style-name="Standard">
      <style:text-properties style:font-name="FreeMono" fo:font-size="11pt" fo:font-style="normal" style:text-underline-style="none" officeooo:rsid="0021091c" officeooo:paragraph-rsid="0021091c" style:font-size-asian="11pt" style:font-style-asian="normal" style:font-size-complex="11pt" style:font-style-complex="normal"/>
    </style:style>
    <style:style style:name="P7" style:family="paragraph" style:parent-style-name="Standard">
      <style:text-properties style:font-name="FreeMono" fo:font-size="11pt" fo:font-style="normal" fo:font-weight="bold" officeooo:rsid="0021091c" officeooo:paragraph-rsid="0021091c" style:font-size-asian="11pt" style:font-style-asian="normal" style:font-weight-asian="bold" style:font-size-complex="11pt" style:font-style-complex="normal" style:font-weight-complex="bold"/>
    </style:style>
    <style:style style:name="P8" style:family="paragraph" style:parent-style-name="Standard">
      <style:text-properties style:font-name="FreeMono" fo:font-size="11pt" fo:font-style="normal" fo:font-weight="bold" officeooo:rsid="00243342" officeooo:paragraph-rsid="00243342" style:font-size-asian="11pt" style:font-style-asian="normal" style:font-weight-asian="bold" style:font-size-complex="11pt" style:font-style-complex="normal" style:font-weight-complex="bold"/>
    </style:style>
    <style:style style:name="P9" style:family="paragraph" style:parent-style-name="Standard">
      <style:text-properties style:font-name="Liberation Sans2" fo:font-size="11pt" officeooo:rsid="001a5d34" officeooo:paragraph-rsid="001efce3" style:font-size-asian="11pt" style:font-size-complex="11pt"/>
    </style:style>
    <style:style style:name="P10" style:family="paragraph" style:parent-style-name="Standard">
      <style:text-properties style:font-name="Liberation Sans2" fo:font-size="11pt" officeooo:rsid="001efce3" officeooo:paragraph-rsid="001efce3" style:font-size-asian="11pt" style:font-size-complex="11pt"/>
    </style:style>
    <style:style style:name="P11" style:family="paragraph" style:parent-style-name="Standard">
      <style:text-properties style:font-name="Liberation Sans2" fo:font-size="11pt" officeooo:rsid="001fb98e" officeooo:paragraph-rsid="001fb98e" style:font-size-asian="11pt" style:font-size-complex="11pt"/>
    </style:style>
    <style:style style:name="P12" style:family="paragraph" style:parent-style-name="Standard">
      <style:text-properties style:font-name="Liberation Sans2" fo:font-size="11pt" officeooo:rsid="0022f421" officeooo:paragraph-rsid="0022f421" style:font-size-asian="11pt" style:font-size-complex="11pt"/>
    </style:style>
    <style:style style:name="P13" style:family="paragraph" style:parent-style-name="Standard">
      <style:text-properties style:font-name="Liberation" fo:font-size="11pt" officeooo:rsid="001a5d34" officeooo:paragraph-rsid="001efce3" style:font-size-asian="11pt" style:font-size-complex="11pt"/>
    </style:style>
    <style:style style:name="P14" style:family="paragraph" style:parent-style-name="Standard">
      <style:text-properties style:font-name="Liberation" fo:font-size="11pt" officeooo:rsid="0022f421" officeooo:paragraph-rsid="0022f421" style:font-size-asian="11pt" style:font-size-complex="11pt"/>
    </style:style>
    <style:style style:name="P15" style:family="paragraph" style:parent-style-name="Standard">
      <style:text-properties officeooo:rsid="002eb786" officeooo:paragraph-rsid="002eb786"/>
    </style:style>
    <style:style style:name="P16" style:family="paragraph" style:parent-style-name="Standard">
      <style:text-properties officeooo:rsid="002f2128" officeooo:paragraph-rsid="002f2128"/>
    </style:style>
    <style:style style:name="P17" style:family="paragraph" style:parent-style-name="Caption">
      <style:paragraph-properties fo:text-align="center" style:justify-single-word="false"/>
      <style:text-properties officeooo:rsid="00171be6" officeooo:paragraph-rsid="00171be6"/>
    </style:style>
    <style:style style:name="P18" style:family="paragraph" style:parent-style-name="Title">
      <style:text-properties officeooo:rsid="001efce3" officeooo:paragraph-rsid="001efce3"/>
    </style:style>
    <style:style style:name="P19" style:family="paragraph" style:parent-style-name="Pregunta">
      <style:text-properties officeooo:paragraph-rsid="001efce3"/>
    </style:style>
    <style:style style:name="P20" style:family="paragraph" style:parent-style-name="Table_20_Contents">
      <style:paragraph-properties fo:text-align="center" style:justify-single-word="false"/>
      <style:text-properties fo:color="#ffffff" fo:font-size="10pt" fo:font-weight="bold" officeooo:rsid="00253f72" officeooo:paragraph-rsid="00253f7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color="#ffffff" fo:font-size="10pt" fo:font-weight="bold" officeooo:rsid="00271ca0" officeooo:paragraph-rsid="00271ca0"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color="#ffffff" fo:font-size="10pt" fo:font-weight="bold" officeooo:rsid="002ab795" officeooo:paragraph-rsid="002ab795"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ffffff" fo:font-size="10pt" fo:font-weight="bold" officeooo:rsid="002ab795" officeooo:paragraph-rsid="002f212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ffff" fo:font-size="10pt" fo:font-weight="bold" officeooo:rsid="002c9d4e" officeooo:paragraph-rsid="002f212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ffff" fo:font-size="10pt" fo:font-weight="bold" officeooo:rsid="00311c0a" officeooo:paragraph-rsid="00311c0a"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ffff" fo:font-size="10pt" fo:font-weight="bold" officeooo:rsid="0037c711" officeooo:paragraph-rsid="0037c711" style:font-size-asian="10pt" style:font-weight-asian="bold" style:font-size-complex="10pt" style:font-weight-complex="bold"/>
    </style:style>
    <style:style style:name="P27" style:family="paragraph" style:parent-style-name="Table_20_Contents">
      <style:text-properties fo:font-size="10pt" fo:font-weight="bold" officeooo:rsid="00253f72" officeooo:paragraph-rsid="00253f72" style:font-size-asian="10pt" style:font-weight-asian="bold" style:font-size-complex="10pt" style:font-weight-complex="bold"/>
    </style:style>
    <style:style style:name="P28" style:family="paragraph" style:parent-style-name="Table_20_Contents">
      <style:text-properties fo:font-size="10pt" fo:font-weight="bold" officeooo:rsid="0029ac14" officeooo:paragraph-rsid="0029ac14" style:font-size-asian="10pt" style:font-weight-asian="bold" style:font-size-complex="10pt" style:font-weight-complex="bold"/>
    </style:style>
    <style:style style:name="P29" style:family="paragraph" style:parent-style-name="Table_20_Contents">
      <style:text-properties fo:font-size="10pt" fo:font-weight="bold" officeooo:rsid="00311c0a" officeooo:paragraph-rsid="00311c0a" style:font-size-asian="10pt" style:font-weight-asian="bold" style:font-size-complex="10pt" style:font-weight-complex="bold"/>
    </style:style>
    <style:style style:name="P30" style:family="paragraph" style:parent-style-name="Table_20_Contents">
      <style:text-properties fo:font-size="10pt" fo:font-weight="bold" officeooo:rsid="002f2128" officeooo:paragraph-rsid="002f2128" style:font-size-asian="10pt" style:font-weight-asian="bold" style:font-size-complex="10pt" style:font-weight-complex="bold"/>
    </style:style>
    <style:style style:name="P31" style:family="paragraph" style:parent-style-name="Table_20_Contents">
      <style:paragraph-properties fo:text-align="end" style:justify-single-word="false"/>
      <style:text-properties fo:font-size="10pt" officeooo:rsid="00253f72" officeooo:paragraph-rsid="00253f72" style:font-size-asian="10pt" style:font-size-complex="10pt"/>
    </style:style>
    <style:style style:name="P32" style:family="paragraph" style:parent-style-name="Table_20_Contents">
      <style:paragraph-properties fo:text-align="end" style:justify-single-word="false"/>
      <style:text-properties fo:font-size="10pt" officeooo:rsid="00271ca0" officeooo:paragraph-rsid="00271ca0" style:font-size-asian="10pt" style:font-size-complex="10pt"/>
    </style:style>
    <style:style style:name="P33" style:family="paragraph" style:parent-style-name="Table_20_Contents">
      <style:paragraph-properties fo:text-align="end" style:justify-single-word="false"/>
      <style:text-properties fo:font-size="10pt" officeooo:rsid="002a516b" officeooo:paragraph-rsid="002a516b" style:font-size-asian="10pt" style:font-size-complex="10pt"/>
    </style:style>
    <style:style style:name="P34" style:family="paragraph" style:parent-style-name="Table_20_Contents">
      <style:paragraph-properties fo:text-align="end" style:justify-single-word="false"/>
      <style:text-properties fo:font-size="10pt" officeooo:rsid="002c9d4e" officeooo:paragraph-rsid="002c9d4e" style:font-size-asian="10pt" style:font-size-complex="10pt"/>
    </style:style>
    <style:style style:name="P35" style:family="paragraph" style:parent-style-name="Table_20_Contents">
      <style:paragraph-properties fo:text-align="end" style:justify-single-word="false"/>
      <style:text-properties fo:font-size="10pt" officeooo:rsid="002e91d4" officeooo:paragraph-rsid="002e91d4" style:font-size-asian="10pt" style:font-size-complex="10pt"/>
    </style:style>
    <style:style style:name="P36" style:family="paragraph" style:parent-style-name="Table_20_Contents">
      <style:paragraph-properties fo:text-align="end" style:justify-single-word="false"/>
      <style:text-properties fo:font-size="10pt" officeooo:rsid="002eb786" officeooo:paragraph-rsid="002eb786" style:font-size-asian="10pt" style:font-size-complex="10pt"/>
    </style:style>
    <style:style style:name="P37" style:family="paragraph" style:parent-style-name="Table_20_Contents">
      <style:paragraph-properties fo:text-align="end" style:justify-single-word="false"/>
      <style:text-properties fo:font-size="10pt" officeooo:rsid="002f2128" officeooo:paragraph-rsid="002f2128" style:font-size-asian="10pt" style:font-size-complex="10pt"/>
    </style:style>
    <style:style style:name="P38" style:family="paragraph" style:parent-style-name="Table_20_Contents">
      <style:paragraph-properties fo:text-align="end" style:justify-single-word="false"/>
      <style:text-properties fo:font-size="10pt" officeooo:rsid="0036c924" officeooo:paragraph-rsid="0036c924" style:font-size-asian="10pt" style:font-size-complex="10pt"/>
    </style:style>
    <style:style style:name="P39" style:family="paragraph" style:parent-style-name="Table_20_Contents">
      <style:paragraph-properties fo:text-align="center" style:justify-single-word="false"/>
      <style:text-properties fo:color="#ffffff" fo:font-size="10pt" fo:font-weight="bold" officeooo:rsid="002f2128" officeooo:paragraph-rsid="002f2128" style:font-size-asian="10pt" style:font-weight-asian="bold" style:font-size-complex="10pt" style:font-weight-complex="bold"/>
    </style:style>
    <style:style style:name="P40" style:family="paragraph" style:parent-style-name="Standard" style:list-style-name="L1">
      <style:text-properties style:font-name="Liberation Sans2" fo:font-size="11pt" officeooo:rsid="001efce3" officeooo:paragraph-rsid="001efce3" style:font-size-asian="11pt" style:font-size-complex="11pt"/>
    </style:style>
    <style:style style:name="P41" style:family="paragraph" style:parent-style-name="Standard" style:list-style-name="L2">
      <style:text-properties style:font-name="Liberation Sans2" fo:font-size="11pt" officeooo:rsid="001efce3" officeooo:paragraph-rsid="001efce3" style:font-size-asian="11pt" style:font-size-complex="11pt"/>
    </style:style>
    <style:style style:name="P42" style:family="paragraph" style:parent-style-name="Standard" style:list-style-name="L3">
      <style:text-properties style:font-name="Liberation Sans2" fo:font-size="11pt" officeooo:rsid="001efce3" officeooo:paragraph-rsid="001efce3" style:font-size-asian="11pt" style:font-size-complex="11pt"/>
    </style:style>
    <style:style style:name="P43" style:family="paragraph" style:parent-style-name="Standard" style:list-style-name="L4">
      <style:text-properties officeooo:paragraph-rsid="001efce3"/>
    </style:style>
    <style:style style:name="P44" style:family="paragraph" style:parent-style-name="Standard" style:list-style-name="L4">
      <style:text-properties officeooo:rsid="001efce3" officeooo:paragraph-rsid="001efce3"/>
    </style:style>
    <style:style style:name="P45" style:family="paragraph" style:parent-style-name="Standard">
      <style:text-properties officeooo:rsid="002f2128" officeooo:paragraph-rsid="002f2128"/>
    </style:style>
    <style:style style:name="P46" style:family="paragraph" style:parent-style-name="Standard">
      <style:text-properties officeooo:rsid="003855d0" officeooo:paragraph-rsid="003855d0"/>
    </style:style>
    <style:style style:name="T1" style:family="text">
      <style:text-properties officeooo:rsid="001efce3"/>
    </style:style>
    <style:style style:name="T2" style:family="text">
      <style:text-properties style:font-name="Liberation Sans2" fo:font-size="11pt" style:font-size-asian="11pt" style:font-size-complex="11pt"/>
    </style:style>
    <style:style style:name="T3" style:family="text">
      <style:text-properties style:font-name="Liberation Sans2" fo:font-size="11pt" officeooo:rsid="001efce3" style:font-size-asian="11pt" style:font-size-complex="11pt"/>
    </style:style>
    <style:style style:name="T4" style:family="text">
      <style:text-properties officeooo:rsid="001fb98e"/>
    </style:style>
    <style:style style:name="T5" style:family="text">
      <style:text-properties style:font-name="FreeMono"/>
    </style:style>
    <style:style style:name="T6" style:family="text">
      <style:text-properties style:font-name="FreeMono" fo:font-style="normal" style:font-style-asian="normal" style:font-style-complex="normal"/>
    </style:style>
    <style:style style:name="T7" style:family="text">
      <style:text-properties style:font-name="FreeMono" fo:font-size="11pt" style:font-size-asian="11pt" style:font-size-complex="11pt"/>
    </style:style>
    <style:style style:name="T8" style:family="text">
      <style:text-properties style:font-name="FreeMono" fo:font-size="11pt" officeooo:rsid="001efce3" style:font-size-asian="11pt" style:font-size-complex="11pt"/>
    </style:style>
    <style:style style:name="T9" style:family="text">
      <style:text-properties officeooo:rsid="0022f421"/>
    </style:style>
    <style:style style:name="T10" style:family="text">
      <style:text-properties officeooo:rsid="002f2128"/>
    </style:style>
    <style:style style:name="T11" style:family="text">
      <style:text-properties officeooo:rsid="00326eff"/>
    </style:style>
    <style:style style:name="T12" style:family="text">
      <style:text-properties officeooo:rsid="003a2c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rabajo práctico</text:p>
      <text:p text:style-name="P18">Estructuras de datos para RI</text:p>
      <text:p text:style-name="P1">Pablo A. Cabrera Andrade, 131864</text:p>
      <text:p text:style-name="P1"/>
      <text:p text:style-name="P19">1) <text:span text:style-name="T1">Escriba un script que procese documentos de un directorio y arme los índices que permitan soportar búsquedas booleanas. Luego, codifique un segundo script que permita buscar por uno o dos términos utilizando los operadores AND, OR y NOT.</text:span></text:p>
      <text:p text:style-name="P19"/>
      <text:p text:style-name="P9">Para resolver este ejercicio se escribieron las siguientes clases:</text:p>
      <text:list xml:id="list925829231106371518" text:style-name="L1">
        <text:list-item>
          <text:p text:style-name="P40">Indexer</text:p>
        </text:list-item>
        <text:list-item>
          <text:p text:style-name="P40">Lexicon</text:p>
        </text:list-item>
        <text:list-item>
          <text:p text:style-name="P40">SearchEngine</text:p>
        </text:list-item>
      </text:list>
      <text:p text:style-name="P10"/>
      <text:p text:style-name="P10">Y se utilizan las clases de los ejercicios anteriores (con ligeras modificaciones):</text:p>
      <text:list xml:id="list6668883009508034607" text:style-name="L2">
        <text:list-item>
          <text:p text:style-name="P41">InvertedIndex</text:p>
        </text:list-item>
      </text:list>
      <text:list xml:id="list8205526010545318935" text:style-name="L3">
        <text:list-item>
          <text:p text:style-name="P42">Stemmer</text:p>
        </text:list-item>
        <text:list-item>
          <text:p text:style-name="P42">TokenInCollection</text:p>
        </text:list-item>
        <text:list-item>
          <text:p text:style-name="P42">TokenInDocument</text:p>
        </text:list-item>
        <text:list-item>
          <text:p text:style-name="P42">Tokenizer</text:p>
        </text:list-item>
      </text:list>
      <text:p text:style-name="P9"/>
      <text:p text:style-name="P10">La clase Indexer genera los índices:</text:p>
      <text:list xml:id="list2166069310073653145" text:style-name="L4">
        <text:list-item>
          <text:p text:style-name="P43"><text:span text:style-name="T8">index.bin</text:span><text:span text:style-name="T3">: Posting lists, binario</text:span></text:p>
        </text:list-item>
        <text:list-item>
          <text:p text:style-name="P44"><text:span text:style-name="T7">lexicon.txt</text:span><text:span text:style-name="T2">: Vocabulario, texto</text:span></text:p>
        </text:list-item>
        <text:list-item>
          <text:p text:style-name="P44"><text:span text:style-name="T7">documents.txt</text:span><text:span text:style-name="T2">: Nombres de documentos</text:span></text:p>
        </text:list-item>
      </text:list>
      <text:p text:style-name="P10"/>
      <text:p text:style-name="P10">La clase SearchEngine utiliza los archivos generados por Indexer para hacer la búsqueda. Con el archivo de vocabulario genera <text:span text:style-name="T4">las estructuras de datos </text:span>en memoria para soportar la búsqueda.</text:p>
      <text:p text:style-name="P10"/>
      <text:p text:style-name="P11">El buscador soporta los operadores lógicos “AND”, “OR” y “AND NOT”. El operador AND es el predeterminado cuando o se especifica otro, por lo que la query <text:span text:style-name="T6">“termino1 AND termino2”</text:span> es equivalente a <text:span text:style-name="T6">“termino1 termino2”</text:span></text:p>
      <text:p text:style-name="P9"/>
      <text:p text:style-name="P12">El script <text:span text:style-name="T5">ej01.py</text:span> utiliza las clases Indexer y SearchEngine para crear los índices e iniciar el buscador.</text:p>
      <text:p text:style-name="P9"/>
      <text:p text:style-name="P9">Como ejecutar:</text:p>
      <text:p text:style-name="P9">Directorio tp0<text:span text:style-name="T4">3</text:span>/ej01</text:p>
      <text:p text:style-name="P9"/>
      <text:p text:style-name="P2">$ python ej01.py &lt;directorio-coleccion&gt; [archivo-palabras-vacias]</text:p>
      <text:p text:style-name="P13"/>
      <text:p text:style-name="P13"><text:span text:style-name="T9">Ejemplo</text:span>:</text:p>
      <text:p text:style-name="P14"/>
      <text:p text:style-name="P3"><text:span text:style-name="T9">$ </text:span>python ej01.py ../corpus_data</text:p>
      <text:p text:style-name="P3">Generando índice de búsqueda ...</text:p>
      <text:p text:style-name="P3">Documentos procesados: 1</text:p>
      <text:p text:style-name="P3">Documentos procesados: 2</text:p>
      <text:p text:style-name="P3">(…)</text:p>
      <text:p text:style-name="P3">Documentos procesados: 526</text:p>
      <text:p text:style-name="P3">Documentos procesados: 527</text:p>
      <text:p text:style-name="P3">Escribiendo archivo de índice…</text:p>
      <text:p text:style-name="P6"/>
      <text:p text:style-name="P3">Cargando archivo documentos ...</text:p>
      <text:p text:style-name="P3">Cargando Lexicon</text:p>
      <text:p text:style-name="P7">BUSCAR&gt; fuego</text:p>
      <text:p text:style-name="P3">www.unp.edu.ar.txt</text:p>
      <text:p text:style-name="P3">empleos.unlpam.edu.ar.txt</text:p>
      <text:p text:style-name="P3">www2.mdp.edu.ar.txt</text:p>
      <text:p text:style-name="P3">empleos.uda.edu.ar.txt</text:p>
      <text:p text:style-name="P3"><text:soft-page-break/>www.iua.edu.ar.txt</text:p>
      <text:p text:style-name="P3">extensiondigital.fpsico.unr.edu.ar.txt</text:p>
      <text:p text:style-name="P3">www.21.edu.ar.txt</text:p>
      <text:p text:style-name="P3">empleos.unc.edu.ar.txt</text:p>
      <text:p text:style-name="P4">www.utn.edu.ar.txt </text:p>
      <text:p text:style-name="P8">BUSCAR&gt; electricidad</text:p>
      <text:p text:style-name="P5">www.ecyt.unsam.edu.ar.txt</text:p>
      <text:p text:style-name="P5">www.ing.unlpam.edu.ar.txt</text:p>
      <text:p text:style-name="P5">www.ing.unrc.edu.ar.txt</text:p>
      <text:p text:style-name="P5">www.21.edu.ar.txt</text:p>
      <text:p text:style-name="P5">www.itba.edu.ar.txt</text:p>
      <text:p text:style-name="P5">www.herrera.unt.edu.ar.txt</text:p>
      <text:p text:style-name="P8">BUSCAR&gt; fuego and electricidad</text:p>
      <text:p text:style-name="P5">www.21.edu.ar.txt</text:p>
      <text:p text:style-name="P8">BUSCAR&gt; fuego and not electricidad</text:p>
      <text:p text:style-name="P5">www.unp.edu.ar.txt</text:p>
      <text:p text:style-name="P5">empleos.unlpam.edu.ar.txt</text:p>
      <text:p text:style-name="P5">www2.mdp.edu.ar.txt</text:p>
      <text:p text:style-name="P5">empleos.uda.edu.ar.txt</text:p>
      <text:p text:style-name="P5">www.iua.edu.ar.txt</text:p>
      <text:p text:style-name="P5">extensiondigital.fpsico.unr.edu.ar.txt</text:p>
      <text:p text:style-name="P5">empleos.unc.edu.ar.txt</text:p>
      <text:p text:style-name="P5">www.utn.edu.ar.txt</text:p>
      <text:p text:style-name="P5"/>
      <text:p text:style-name="Standard"/>
      <text:p text:style-name="P5"/>
      <text:p text:style-name="Pregunta">2) Utilizando el código anterior ejecute corridas con diferentes colecciones y consultas, y mida el tiempo de ejecución en cada caso. Calcule los tamaños mínimos, máximos y promedio de las listas de posteo. ¿Qué utilidad tiene esta información respecto de los tiempos de ejecución? Calcule el overhead de los índices respecto de la colección. Calcule el overhead para cada documento. ¿Qué conclusiones se pueden extraer?</text:p>
      <text:p text:style-name="P5"/>
      <text:p text:style-name="P5"/>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column table:style-name="Tabla1.H"/>
        <table:table-row>
          <table:table-cell table:style-name="Tabla1.A1" office:value-type="string">
            <text:p text:style-name="P20">Corpus</text:p>
          </table:table-cell>
          <table:table-cell table:style-name="Tabla1.A1" office:value-type="string">
            <text:p text:style-name="P20">Tiempo de generación de índices</text:p>
          </table:table-cell>
          <table:table-cell table:style-name="Tabla1.A1" office:value-type="string">
            <text:p text:style-name="P21">Tamaño de archivo posting list</text:p>
          </table:table-cell>
          <table:table-cell table:style-name="Tabla1.A1" office:value-type="string">
            <text:p text:style-name="P22"><text:span text:style-name="T10">Tiempo de ejecución </text:span>Query:</text:p>
            <text:p text:style-name="P22">fuego</text:p>
          </table:table-cell>
          <table:table-cell table:style-name="Tabla1.A1" office:value-type="string">
            <text:p text:style-name="P24"><text:span text:style-name="T10">Tiempo de ejecución </text:span>Query: agua</text:p>
          </table:table-cell>
          <table:table-cell table:style-name="Tabla1.A1" office:value-type="string">
            <text:p text:style-name="P23"><text:span text:style-name="T10">Tiempo de ejecución </text:span>Query:</text:p>
            <text:p text:style-name="P22">fuego not electricidad</text:p>
          </table:table-cell>
          <table:table-cell table:style-name="Tabla1.A1" office:value-type="string">
            <text:p text:style-name="P23"><text:span text:style-name="T10">Tiempo de ejecución </text:span>Query:</text:p>
            <text:p text:style-name="P22">agua or tierra or noche</text:p>
          </table:table-cell>
          <table:table-cell table:style-name="Tabla1.H1" office:value-type="string">
            <text:p text:style-name="P23"><text:span text:style-name="T10">Tiempo de ejecución </text:span>Query: negro blanco amarillo rojo</text:p>
          </table:table-cell>
        </table:table-row>
        <table:table-row>
          <table:table-cell table:style-name="Tabla1.A3" office:value-type="string">
            <text:p text:style-name="P27">tknz-data</text:p>
          </table:table-cell>
          <table:table-cell table:style-name="Tabla1.B2" office:value-type="string">
            <text:p text:style-name="P31">26,843s</text:p>
          </table:table-cell>
          <table:table-cell table:style-name="Tabla1.C2" office:value-type="string">
            <text:p text:style-name="P32">508 KiB</text:p>
          </table:table-cell>
          <table:table-cell table:style-name="Tabla1.D2" office:value-type="string">
            <text:p text:style-name="P34">0.000143 s</text:p>
          </table:table-cell>
          <table:table-cell table:style-name="Tabla1.E2" office:value-type="string">
            <text:p text:style-name="P34">0.000112 s</text:p>
          </table:table-cell>
          <table:table-cell table:style-name="Tabla1.F2" office:value-type="string">
            <text:p text:style-name="P34">0.000207 s</text:p>
          </table:table-cell>
          <table:table-cell table:style-name="Tabla1.G2" office:value-type="string">
            <text:p text:style-name="P34">0.000340 s</text:p>
          </table:table-cell>
          <table:table-cell table:style-name="Tabla1.H2" office:value-type="string">
            <text:p text:style-name="P34">0.000324 s</text:p>
          </table:table-cell>
        </table:table-row>
        <table:table-row>
          <table:table-cell table:style-name="Tabla1.A3" office:value-type="string">
            <text:p text:style-name="P27">tknz-qm</text:p>
          </table:table-cell>
          <table:table-cell table:style-name="Tabla1.B3" office:value-type="string">
            <text:p text:style-name="P31">1,177s</text:p>
          </table:table-cell>
          <table:table-cell table:style-name="Tabla1.C3" office:value-type="string">
            <text:p text:style-name="P32">20 KiB</text:p>
          </table:table-cell>
          <table:table-cell table:style-name="Tabla1.D3" office:value-type="string">
            <text:p text:style-name="P34">0.000138 s</text:p>
          </table:table-cell>
          <table:table-cell table:style-name="Tabla1.E3" office:value-type="string">
            <text:p text:style-name="P35">0.000143 s</text:p>
          </table:table-cell>
          <table:table-cell table:style-name="Tabla1.F3" office:value-type="string">
            <text:p text:style-name="P34">0.000178 s</text:p>
          </table:table-cell>
          <table:table-cell table:style-name="Tabla1.G3" office:value-type="string">
            <text:p text:style-name="P34">0.000286 s</text:p>
          </table:table-cell>
          <table:table-cell table:style-name="Tabla1.H3" office:value-type="string">
            <text:p text:style-name="P34">0.000277 s</text:p>
          </table:table-cell>
        </table:table-row>
        <table:table-row>
          <table:table-cell table:style-name="Tabla1.A4" office:value-type="string">
            <text:p text:style-name="P28">Gutemberg</text:p>
          </table:table-cell>
          <table:table-cell table:style-name="Tabla1.B4" office:value-type="string">
            <text:p text:style-name="P33">3m25,642s</text:p>
          </table:table-cell>
          <table:table-cell table:style-name="Tabla1.C4" office:value-type="string">
            <text:p text:style-name="P33">2,4 MiB</text:p>
          </table:table-cell>
          <table:table-cell table:style-name="Tabla1.D4" office:value-type="string">
            <text:p text:style-name="P34">0.000130 s</text:p>
          </table:table-cell>
          <table:table-cell table:style-name="Tabla1.E4" office:value-type="string">
            <text:p text:style-name="P36">0.000146 s</text:p>
          </table:table-cell>
          <table:table-cell table:style-name="Tabla1.F4" office:value-type="string">
            <text:p text:style-name="P34">0.000387 s</text:p>
          </table:table-cell>
          <table:table-cell table:style-name="Tabla1.G4" office:value-type="string">
            <text:p text:style-name="P34">0.001295 s</text:p>
          </table:table-cell>
          <table:table-cell table:style-name="Tabla1.H4" office:value-type="string">
            <text:p text:style-name="P34">0.001183 s</text:p>
          </table:table-cell>
        </table:table-row>
      </table:table>
      <text:p text:style-name="Standard"/>
      <text:p text:style-name="P15">Podemos notar que el tamaño del archivo de posting list <text:span text:style-name="T10">varía mucho según el tamaño de la colección.</text:span></text:p>
      <text:p text:style-name="P16">Para las queries de un solo término, la diferencia entre los tiempos de ejecución no es tan notable, sin embargo para las queries más largas, para el corpus gutemberg se tarda 5 veces más tiempo en responder.</text:p>
      <text:p text:style-name="P16"/>
      <table:table table:name="Tabla2" table:style-name="Tabla2">
        <table:table-column table:style-name="Tabla2.A"/>
        <table:table-column table:style-name="Tabla2.B"/>
        <table:table-column table:style-name="Tabla2.A"/>
        <table:table-column table:style-name="Tabla2.B"/>
        <table:table-column table:style-name="Tabla2.A"/>
        <table:table-column table:style-name="Tabla2.B"/>
        <table:table-row>
          <table:table-cell table:style-name="Tabla2.A1" office:value-type="string">
            <text:p text:style-name="P39">Corpus</text:p>
          </table:table-cell>
          <table:table-cell table:style-name="Tabla2.A1" office:value-type="string">
            <text:p text:style-name="P25">Tamaño</text:p>
          </table:table-cell>
          <table:table-cell table:style-name="Tabla2.A1" office:value-type="string">
            <text:p text:style-name="P25">Número de documentos</text:p>
          </table:table-cell>
          <table:table-cell table:style-name="Tabla2.A1" office:value-type="string">
            <text:p text:style-name="P25">Overhead</text:p>
          </table:table-cell>
          <table:table-cell table:style-name="Tabla2.A1" office:value-type="string">
            <text:p text:style-name="P26">Overhead en porcentaje</text:p>
          </table:table-cell>
          <table:table-cell table:style-name="Tabla2.F1" office:value-type="string">
            <text:p text:style-name="P25">Overhead por documento</text:p>
          </table:table-cell>
        </table:table-row>
        <table:table-row>
          <table:table-cell table:style-name="Tabla2.A3" office:value-type="string">
            <text:p text:style-name="P30">tknz-data</text:p>
          </table:table-cell>
          <table:table-cell table:style-name="Tabla2.B2" office:value-type="string">
            <text:p text:style-name="P37">5328 KiB</text:p>
          </table:table-cell>
          <table:table-cell table:style-name="Tabla2.C3" office:value-type="string">
            <text:p text:style-name="P37">527</text:p>
          </table:table-cell>
          <table:table-cell table:style-name="Tabla2.D2" office:value-type="string">
            <text:p text:style-name="P37">508 <text:span text:style-name="T11">KiB</text:span></text:p>
          </table:table-cell>
          <table:table-cell table:style-name="Tabla2.E2" office:value-type="string">
            <text:p text:style-name="P38">9,53 %</text:p>
          </table:table-cell>
          <table:table-cell table:style-name="Tabla2.F2" office:value-type="string">
            <text:p text:style-name="P37">0,96 KiB</text:p>
          </table:table-cell>
        </table:table-row>
        <table:table-row>
          <table:table-cell table:style-name="Tabla2.A3" office:value-type="string">
            <text:p text:style-name="P30">tknz-qm</text:p>
          </table:table-cell>
          <table:table-cell table:style-name="Tabla2.B3" office:value-type="string">
            <text:p text:style-name="P37">104 KiB</text:p>
          </table:table-cell>
          <table:table-cell table:style-name="Tabla2.C3" office:value-type="string">
            <text:p text:style-name="P37">10</text:p>
          </table:table-cell>
          <table:table-cell table:style-name="Tabla2.D3" office:value-type="string">
            <text:p text:style-name="P37">20 <text:span text:style-name="T11">KiB</text:span></text:p>
          </table:table-cell>
          <table:table-cell table:style-name="Tabla2.E3" office:value-type="string">
            <text:p text:style-name="P38">19,23 %</text:p>
          </table:table-cell>
          <table:table-cell table:style-name="Tabla2.F3" office:value-type="string">
            <text:p text:style-name="P37">2 KiB</text:p>
          </table:table-cell>
        </table:table-row>
        <table:table-row>
          <table:table-cell table:style-name="Tabla2.A4" office:value-type="string">
            <text:p text:style-name="P29">Gutemberg</text:p>
          </table:table-cell>
          <table:table-cell table:style-name="Tabla2.B4" office:value-type="string">
            <text:p text:style-name="P37">20456 KiB</text:p>
          </table:table-cell>
          <table:table-cell table:style-name="Tabla2.C4" office:value-type="string">
            <text:p text:style-name="P37">172</text:p>
          </table:table-cell>
          <table:table-cell table:style-name="Tabla2.D4" office:value-type="string">
            <text:p text:style-name="P37">2468 <text:span text:style-name="T11">KiB</text:span></text:p>
          </table:table-cell>
          <table:table-cell table:style-name="Tabla2.E4" office:value-type="string">
            <text:p text:style-name="P38">12,06 %</text:p>
          </table:table-cell>
          <table:table-cell table:style-name="Tabla2.F4" office:value-type="string">
            <text:p text:style-name="P37">14,35 KiB</text:p>
          </table:table-cell>
        </table:table-row>
      </table:table>
      <text:p text:style-name="P16">.</text:p>
      <text:p text:style-name="P46">Podemos notar que el tamaño de las posting lists es un porcentaje considerable <text:span text:style-name="T12">del tamaño del corpus</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style:font-name="Liberation Sans1" fo:font-family="'Liberation Sans'" style:font-style-name="Normal" style:font-pitch="variable" fo:font-size="12pt" fo:font-style="normal" fo:font-weight="bold"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16pt" fo:font-weight="bold" style:font-size-asian="28pt" style:font-weight-asian="bold" style:font-size-complex="28pt" style:font-weight-complex="600"/>
    </style:style>
    <style:style style:name="Pregunta" style:family="paragraph" style:parent-style-name="Standard">
      <style:paragraph-properties fo:text-align="justify" style:justify-single-word="false" style:writing-mode="page"/>
      <style:text-properties fo:color="#1c1c1c" fo:font-style="italic" officeooo:rsid="00171be6" style:font-size-asian="10.5pt"/>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3:04:30.942433141</meta:creation-date>
    <dc:date>2018-05-14T23:46:40.772212686</dc:date>
    <meta:editing-duration>PT1H39M9S</meta:editing-duration>
    <meta:editing-cycles>25</meta:editing-cycles>
    <meta:generator>LibreOffice/5.2.7.2$Linux_X86_64 LibreOffice_project/20m0$Build-2</meta:generator>
    <meta:document-statistic meta:table-count="2" meta:image-count="0" meta:object-count="0" meta:page-count="2" meta:paragraph-count="127" meta:word-count="535" meta:character-count="3713" meta:non-whitespace-character-count="3315"/>
  </office:meta>
</office:document-meta>
</file>